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LEditor.getPrincipal( String pathToACN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CLEditor.removePolicy( String nodePath , AccessControlPolicy polic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CLEditor.createTemplate( NodeImpl acNod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ACLEditor.setPolicy( String nodePath , AccessControlPolicy policy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ACLEditor.getPathToAcNode( Principal princip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CLEditor.getACL( Principal principa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CLEditor.editAccessControlPolicies( Principal principa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CLEditor.getUniqueNodeName( Node node ,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ACLEditor.ACLEditor( SessionImpl session , Path acRoot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CLEditor.checkValidPolicy( String nodePath , AccessControlPolicy polic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CLEditor.getPolicies( String node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CLEditor.editAccessControlPolicies( String node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CLEditor.getAcNode( String node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CLEditor.createAcNode( String acPa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CLEditor.isAccessControlled( NodeImpl n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LEditor.checkProtectsNode( String nodePa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